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CENZA PUBBLICA GENERICA (GPL) DEL PROGETTO GNU</text:p>
      <text:p text:style-name="Standard"><text:s text:c="18"/>Versione 2, Giugno 1991</text:p>
      <text:p text:style-name="Standard"/>
      <text:p text:style-name="Standard"><text:s text:c="7"/>Copyright (C) 1989, 1991 Free Software Foundation, Inc.</text:p>
      <text:p text:style-name="Standard"><text:s text:c="7"/>59 Temple Place, Suite 330, Boston, MA <text:s/>02111-1307 <text:s/>USA</text:p>
      <text:p text:style-name="Standard"/>
      <text:p text:style-name="Standard">Traduzione curata <text:s/>da gruppo <text:s/>Pluto, da ILS <text:s/>e dal gruppo <text:s/>italiano di</text:p>
      <text:p text:style-name="Standard">traduzione GNU. <text:s/>Ultimo aggiornamento 19 aprile 2000.</text:p>
      <text:p text:style-name="Standard"/>
      <text:p text:style-name="Standard">Chiunque può copiare e distribuire copie letterali di questo documento</text:p>
      <text:p text:style-name="Standard">di licenza, ma non ne è permessa la modifica.</text:p>
      <text:p text:style-name="Standard"/>
      <text:p text:style-name="Standard"><text:s text:c="27"/>Preambolo</text:p>
      <text:p text:style-name="Standard"/>
      <text:p text:style-name="Standard">Le <text:s/>licenze <text:s/>della maggior <text:s/>parte <text:s/>dei <text:s/>programmi <text:s/>hanno lo <text:s/>scopo <text:s/>di</text:p>
      <text:p text:style-name="Standard">togliere <text:s/>all'utente <text:s/>la <text:s/>libertà <text:s text:c="2"/>di <text:s/>condividere <text:s/>e <text:s/>modificare <text:s/>il</text:p>
      <text:p text:style-name="Standard">programma stesso. Viceversa, la Licenza Pubblica Generica GNU è intesa</text:p>
      <text:p text:style-name="Standard">a garantire la libertà di condividere e modificare il software libero,</text:p>
      <text:p text:style-name="Standard">al fine <text:s/>di assicurare che i <text:s/>programmi siano liberi per <text:s/>tutti i loro</text:p>
      <text:p text:style-name="Standard">utenti. <text:s text:c="2"/>Questa Licenza <text:s/>si <text:s/>applica alla <text:s/>maggioranza dei <text:s/>programmi</text:p>
      <text:p text:style-name="Standard">della Free Software Foundation e <text:s/>ad ogni altro programma i cui autori</text:p>
      <text:p text:style-name="Standard">hanno deciso <text:s/>di usare questa <text:s/>Licenza. <text:s/>Alcuni altri <text:s/>programmi della</text:p>
      <text:p text:style-name="Standard">Free Software <text:s/>Foundation sono <text:s/>invece coperti dalla <text:s/>Licenza Pubblica</text:p>
      <text:p text:style-name="Standard">Generica <text:s/>Minore. <text:s/>Chiunque <text:s/>può <text:s/>usare questa <text:s/>Licenza <text:s/>per i <text:s/>propri</text:p>
      <text:p text:style-name="Standard">programmi.</text:p>
      <text:p text:style-name="Standard"/>
      <text:p text:style-name="Standard">Quando si <text:s/>parla di software <text:s/>libero (free software), ci <text:s/>si riferisce</text:p>
      <text:p text:style-name="Standard">alla libertà, <text:s/>non al prezzo. <text:s text:c="2"/>Le nostre Licenze <text:s/>(la GPL e <text:s/>la LGPL)</text:p>
      <text:p text:style-name="Standard">sono <text:s/>progettate per <text:s/>assicurarsi <text:s/>che ciascuno <text:s/>abbia <text:s/>la libertà <text:s/>di</text:p>
      <text:p text:style-name="Standard">distribuire copie del <text:s/>software libero (e farsi pagare <text:s/>per questo, se</text:p>
      <text:p text:style-name="Standard">vuole), che ciascuno riceva il codice sorgente o che lo possa ottenere</text:p>
      <text:p text:style-name="Standard">se lo <text:s/>desidera, che ciascuno <text:s/>possa modificare il programma <text:s/>o usarne</text:p>
      <text:p text:style-name="Standard">delle parti in nuovi programmi <text:s/>liberi e che ciascuno sappia di potere</text:p>
      <text:p text:style-name="Standard">fare queste cose.</text:p>
      <text:p text:style-name="Standard"/>
      <text:p text:style-name="Standard">Per proteggere i diritti <text:s/>dell'utente, abbiamo bisogno di creare delle</text:p>
      <text:p text:style-name="Standard">restrizioni <text:s/>che vietino <text:s/>a chiunque <text:s/>di <text:s/>negare questi <text:s/>diritti o <text:s/>di</text:p>
      <text:p text:style-name="Standard">chiedere <text:s/>di rinunciarvi. <text:s text:c="2"/>Queste restrizioni <text:s/>si traducono <text:s/>in certe</text:p>
      <text:p text:style-name="Standard">responsabilità per <text:s/>chi distribuisce copie <text:s/>del software e per <text:s/>chi lo</text:p>
      <text:p text:style-name="Standard">modifica.</text:p>
      <text:p text:style-name="Standard"/>
      <text:p text:style-name="Standard">Per esempio, <text:s/>chi distribuisce copie <text:s/>di un programma coperto <text:s/>da GPL,</text:p>
      <text:p text:style-name="Standard">sia gratis sia in cambio di un compenso, deve concedere ai destinatari</text:p>
      <text:p text:style-name="Standard">tutti <text:s/>i <text:s/>diritti che <text:s/>ha <text:s/>ricevuto. <text:s text:c="2"/>Deve <text:s/>anche assicurarsi <text:s/>che <text:s/>i</text:p>
      <text:p text:style-name="Standard">destinatari ricevano <text:s/>o possano ottenere <text:s/>il codice sorgente. <text:s text:c="2"/>E deve</text:p>
      <text:p text:style-name="Standard">mostrar loro queste condizioni di <text:s/>licenza, in modo che essi conoscano</text:p>
      <text:p text:style-name="Standard">i propri diritti.</text:p>
      <text:p text:style-name="Standard"/>
      <text:p text:style-name="Standard">Proteggiamo <text:s/>i diritti <text:s/>dell'utente in <text:s/>due modi: <text:s/>(1) <text:s/>proteggendo il</text:p>
      <text:p text:style-name="Standard">software <text:s/>con un <text:s/>copyright, <text:s/>e (2) <text:s/>offrendo <text:s/>una licenza <text:s/>che dia il</text:p>
      <text:p text:style-name="Standard">permesso legale di copiare, distribuire e modificare il Programma.</text:p>
      <text:p text:style-name="Standard"/>
      <text:p text:style-name="Standard"><text:soft-page-break/>Inoltre, per proteggere ogni autore e noi stessi, vogliamo assicurarci</text:p>
      <text:p text:style-name="Standard">che ognuno capisca che non ci sono garanzie per i programmi coperti da</text:p>
      <text:p text:style-name="Standard">GPL. <text:s text:c="3"/>Se <text:s/>il <text:s/>programma <text:s text:c="2"/>viene <text:s/>modificato <text:s text:c="2"/>da <text:s/>qualcun <text:s text:c="2"/>altro <text:s/>e</text:p>
      <text:p text:style-name="Standard">ridistribuito, vogliamo che gli <text:s/>acquirenti sappiano che ciò che hanno</text:p>
      <text:p text:style-name="Standard">non è l'originale, <text:s/>in modo che ogni problema <text:s/>introdotto da altri non</text:p>
      <text:p text:style-name="Standard">si rifletta sulla reputazione degli autori originari.</text:p>
      <text:p text:style-name="Standard"/>
      <text:p text:style-name="Standard">Infine, ogni programma libero <text:s/>è costantemente minacciato dai brevetti</text:p>
      <text:p text:style-name="Standard">sui programmi. <text:s/>Vogliamo evitare il pericolo che chi ridistribuisce un</text:p>
      <text:p text:style-name="Standard">programma libero ottenga la proprietà di brevetti, rendendo in pratica</text:p>
      <text:p text:style-name="Standard">il programma <text:s/>cosa di sua proprietà. <text:s/>Per <text:s/>prevenire questa evenienza,</text:p>
      <text:p text:style-name="Standard">abbiamo chiarito <text:s/>che ogni brevetto <text:s/>debba essere concesso <text:s/>in licenza</text:p>
      <text:p text:style-name="Standard">d'uso a chiunque, o non avere alcuna restrizione di licenza d'uso.</text:p>
      <text:p text:style-name="Standard"/>
      <text:p text:style-name="Standard">Seguono <text:s/>i <text:s/>termini <text:s text:c="2"/>e <text:s/>le <text:s/>condizioni <text:s/>precisi <text:s/>per <text:s text:c="2"/>la <text:s/>copia, <text:s/>la</text:p>
      <text:p text:style-name="Standard">distribuzione e la modifica.</text:p>
      <text:p text:style-name="Standard"/>
      <text:p text:style-name="Standard"><text:s text:c="18"/>LICENZA PUBBLICA GENERICA GNU</text:p>
      <text:p text:style-name="Standard"><text:s text:c="2"/>TERMINI E CONDIZIONI PER LA COPIA, LA DISTRIBUZIONE E LA MODIFICA</text:p>
      <text:p text:style-name="Standard"/>
      <text:p text:style-name="Standard"><text:s text:c="2"/>0. <text:s/>Questa Licenza <text:s/>si applica <text:s/>a ogni programma <text:s/>o altra <text:s/>opera che</text:p>
      <text:p text:style-name="Standard">contenga una <text:s/>nota da parte del <text:s/>detentore del copyright <text:s/>che dica che</text:p>
      <text:p text:style-name="Standard">tale opera <text:s/>può essere distribuita <text:s/>sotto i termini di <text:s/>questa Licenza</text:p>
      <text:p text:style-name="Standard">Pubblica Generica. <text:s/>Il termine "Programma" nel seguito si riferisce ad</text:p>
      <text:p text:style-name="Standard">ogni programma <text:s/>o opera così <text:s/>definita, e l'espressione <text:s/>"opera basata</text:p>
      <text:p text:style-name="Standard">sul <text:s/>Programma" indica <text:s/>sia il <text:s/>Programma sia <text:s/>ogni <text:s/>opera considerata</text:p>
      <text:p text:style-name="Standard">"derivata" in base alla legge sul copyright; in altre parole, un'opera</text:p>
      <text:p text:style-name="Standard">contenente il Programma o una <text:s/>porzione di esso, sia letteralmente sia</text:p>
      <text:p text:style-name="Standard">modificato <text:s/>o tradotto <text:s/>in <text:s/>un'altra <text:s/>lingua. <text:s/>Da <text:s/>qui <text:s/>in avanti, <text:s/>la</text:p>
      <text:p text:style-name="Standard">traduzione <text:s/>è in ogni <text:s/>caso considerata <text:s/>una "modifica". <text:s text:c="2"/>Vengono ora</text:p>
      <text:p text:style-name="Standard">elencati i diritti dei beneficiari della licenza.</text:p>
      <text:p text:style-name="Standard"/>
      <text:p text:style-name="Standard">Attività diverse <text:s/>dalla copiatura, <text:s/>distribuzione e modifica <text:s/>non sono</text:p>
      <text:p text:style-name="Standard">coperte <text:s/>da questa Licenza <text:s/>e sono <text:s/>al di <text:s/>fuori della <text:s/>sua influenza.</text:p>
      <text:p text:style-name="Standard">L'atto di <text:s/>eseguire il <text:s/>Programma non viene <text:s/>limitato, e <text:s/>l'output del</text:p>
      <text:p text:style-name="Standard">programma <text:s/>è <text:s/>coperto da <text:s/>questa <text:s/>Licenza <text:s/>solo <text:s/>se il <text:s/>suo <text:s/>contenuto</text:p>
      <text:p text:style-name="Standard">costituisce un'opera basata sul Programma (indipendentemente dal fatto</text:p>
      <text:p text:style-name="Standard">che sia stato creato eseguendo il Programma). <text:s/>In base alla natura del</text:p>
      <text:p text:style-name="Standard">Programma il suo output può essere o meno coperto da questa Licenza.</text:p>
      <text:p text:style-name="Standard"/>
      <text:p text:style-name="Standard"><text:s text:c="2"/>1. <text:s text:c="2"/>È <text:s/>lecito <text:s/>copiare <text:s/>e <text:s/>distribuire copie <text:s/>letterali <text:s/>del codice</text:p>
      <text:p text:style-name="Standard">sorgente del Programma così <text:s/>come viene ricevuto, con qualsiasi mezzo,</text:p>
      <text:p text:style-name="Standard">a <text:s/>condizione <text:s/>che venga <text:s/>riprodotta <text:s/>chiaramente <text:s/>su <text:s/>ogni copia <text:s/>una</text:p>
      <text:p text:style-name="Standard">appropriata <text:s/>nota <text:s/>di copyright <text:s/>e <text:s/>di <text:s/>assenza <text:s/>di garanzia; <text:s/>che <text:s/>si</text:p>
      <text:p text:style-name="Standard">mantengano intatti tutti i <text:s/>riferimenti a questa Licenza e all'assenza</text:p>
      <text:p text:style-name="Standard">di ogni garanzia; <text:s/>che si dia a ogni <text:s/>altro destinatario del Programma</text:p>
      <text:p text:style-name="Standard">una copia di questa Licenza insieme al Programma.</text:p>
      <text:p text:style-name="Standard"/>
      <text:p text:style-name="Standard">È possibile richiedere un pagamento per il trasferimento fisico di una</text:p>
      <text:p text:style-name="Standard">copia <text:s/>del <text:s text:c="2"/>Programma, <text:s/>è <text:s/>anche <text:s/>possibile <text:s text:c="2"/>a <text:s/>propria <text:s/>discrezione</text:p>
      <text:p text:style-name="Standard">richiedere un pagamento in cambio di una copertura assicurativa.</text:p>
      <text:p text:style-name="Standard"/>
      <text:p text:style-name="Standard"><text:soft-page-break/><text:s text:c="2"/>2. È <text:s/>lecito modificare la propria <text:s/>copia o copie <text:s/>del <text:s/>Programma, o</text:p>
      <text:p text:style-name="Standard">parte di esso, creando perciò un'opera basata sul Programma, e copiare</text:p>
      <text:p text:style-name="Standard">o distribuire <text:s/>tali <text:s/>modifiche o tale <text:s/>opera <text:s/>secondo <text:s/>i <text:s/>termini <text:s/>del</text:p>
      <text:p text:style-name="Standard">precedente comma 1, a patto <text:s/>che siano soddisfatte tutte le condizioni</text:p>
      <text:p text:style-name="Standard">che seguono:</text:p>
      <text:p text:style-name="Standard"/>
      <text:p text:style-name="Standard"><text:s text:c="4"/>a) Bisogna indicare <text:s/>chiaramente nei file <text:s/>che si tratta <text:s/>di copie</text:p>
      <text:p text:style-name="Standard"><text:s text:c="4"/>modificate e la data di ogni modifica.</text:p>
      <text:p text:style-name="Standard"/>
      <text:p text:style-name="Standard"><text:s text:c="4"/>b) Bisogna fare <text:s/>in modo che ogni opera <text:s/>distribuita o pubblicata,</text:p>
      <text:p text:style-name="Standard"><text:s text:c="4"/>che in parte o nella sua <text:s/>totalità derivi dal Programma o da parti</text:p>
      <text:p text:style-name="Standard"><text:s text:c="4"/>di esso, sia <text:s/>concessa nella <text:s/>sua interezza in licenza gratuita ad</text:p>
      <text:p text:style-name="Standard"><text:s text:c="4"/>ogni terza parte, secondo i termini di questa Licenza.</text:p>
      <text:p text:style-name="Standard"/>
      <text:p text:style-name="Standard"><text:s text:c="4"/>c) <text:s text:c="2"/>Se <text:s text:c="2"/>normalmente <text:s/>il <text:s text:c="2"/>programma <text:s/>modificato <text:s text:c="2"/>legge <text:s/>comandi</text:p>
      <text:p text:style-name="Standard"><text:s text:c="4"/>interattivamente quando <text:s/>viene eseguito, bisogna fare <text:s/>in modo che</text:p>
      <text:p text:style-name="Standard"><text:s text:c="4"/>all'inizio <text:s/>dell'esecuzione <text:s/>interattiva <text:s/>usuale, esso <text:s/>stampi <text:s/>un</text:p>
      <text:p text:style-name="Standard"><text:s text:c="4"/>messaggio <text:s/>contenente <text:s/>una <text:s/>appropriata <text:s/>nota di <text:s/>copyright <text:s/>e <text:s/>di</text:p>
      <text:p text:style-name="Standard"><text:s text:c="4"/>assenza di garanzia (oppure che specifichi il tipo di garanzia che</text:p>
      <text:p text:style-name="Standard"><text:s text:c="4"/>si offre). <text:s/>Il messaggio deve inoltre specificare che chiunque può</text:p>
      <text:p text:style-name="Standard"><text:s text:c="4"/>ridistribuire il <text:s/>programma alle <text:s/>condizioni qui descritte <text:s/>e deve</text:p>
      <text:p text:style-name="Standard"><text:s text:c="4"/>indicare come <text:s/>reperire questa Licenza. <text:s text:c="2"/>Se però il <text:s/>programma di</text:p>
      <text:p text:style-name="Standard"><text:s text:c="4"/>partenza è <text:s/>interattivo ma normalmente non <text:s/>stampa tale messaggio,</text:p>
      <text:p text:style-name="Standard"><text:s text:c="4"/>non occorre che un'opera basata sul Programma lo stampi.</text:p>
      <text:p text:style-name="Standard"/>
      <text:p text:style-name="Standard">Questi requisiti si applicano <text:s/>all'opera modificata nel suo complesso.</text:p>
      <text:p text:style-name="Standard">Se sussistono parti identificabili dell'opera modificata che non siano</text:p>
      <text:p text:style-name="Standard">derivate <text:s text:c="2"/>dal <text:s/>Programma <text:s text:c="2"/>e <text:s/>che <text:s text:c="2"/>possono <text:s text:c="2"/>essere <text:s/>ragionevolmente</text:p>
      <text:p text:style-name="Standard">considerate <text:s/>lavori <text:s/>indipendenti, <text:s/>allora <text:s/>questa Licenza <text:s/>e <text:s/>i <text:s/>suoi</text:p>
      <text:p text:style-name="Standard">termini <text:s/>non <text:s/>si <text:s/>applicano <text:s/>a <text:s/>queste <text:s/>parti <text:s/>quando <text:s/>queste <text:s/>vengono</text:p>
      <text:p text:style-name="Standard">distribuite <text:s/>separatamente. Se però <text:s/>queste parti <text:s/>vengono distribuite</text:p>
      <text:p text:style-name="Standard">all'interno di <text:s/>un prodotto <text:s/>che è un'opera <text:s/>basata sul <text:s/>Programma, la</text:p>
      <text:p text:style-name="Standard">distribuzione <text:s/>di quest'opera <text:s/>nella sua <text:s/>interezza deve <text:s/>avvenire nei</text:p>
      <text:p text:style-name="Standard">termini di questa Licenza, le <text:s/>cui norme nei confronti di altri utenti</text:p>
      <text:p text:style-name="Standard">si <text:s/>estendono all'opera <text:s/>nella sua <text:s/>interezza, <text:s/>e quindi <text:s/>ad ogni <text:s/>sua</text:p>
      <text:p text:style-name="Standard">parte, chiunque ne sia l'autore.</text:p>
      <text:p text:style-name="Standard"/>
      <text:p text:style-name="Standard">Quindi, non è nelle intenzioni di questa sezione accampare diritti, né</text:p>
      <text:p text:style-name="Standard">contestare diritti su opere <text:s/>scritte interamente da altri; l'intento è</text:p>
      <text:p text:style-name="Standard">piuttosto <text:s/>quello <text:s text:c="2"/>di <text:s/>esercitare <text:s text:c="2"/>il <text:s/>diritto <text:s/>di <text:s text:c="2"/>controllare <text:s/>la</text:p>
      <text:p text:style-name="Standard">distribuzione di opere derivati dal Programma o che lo contengano.</text:p>
      <text:p text:style-name="Standard"/>
      <text:p text:style-name="Standard">Inoltre, <text:s/>la <text:s/>semplice <text:s/>aggregazione <text:s/>di <text:s/>un'opera <text:s/>non <text:s/>derivata <text:s/>dal</text:p>
      <text:p text:style-name="Standard">Programma col Programma o con un'opera da esso derivata su di un mezzo</text:p>
      <text:p text:style-name="Standard">di <text:s/>memorizzazione o di <text:s/>distribuzione, non <text:s/>è sufficente <text:s/>a includere</text:p>
      <text:p text:style-name="Standard">l'opera non derivata nell'ambito di questa Licenza.</text:p>
      <text:p text:style-name="Standard"/>
      <text:p text:style-name="Standard"><text:s text:c="2"/>3. È lecito copiare e distribuire il Programma (o un'opera basata su</text:p>
      <text:p text:style-name="Standard">di esso, <text:s/>come espresso al <text:s/>comma 2) sotto <text:s/>forma di codice <text:s/>oggetto o</text:p>
      <text:p text:style-name="Standard">eseguibile secondo i <text:s/>termini dei precedenti commi 1 e <text:s/>2, a patto che</text:p>
      <text:p text:style-name="Standard">si applichi una delle seguenti condizioni:</text:p>
      <text:p text:style-name="Standard"/>
      <text:p text:style-name="Standard"><text:soft-page-break/><text:s text:c="4"/>a) Il Programma sia corredato del codice sorgente completo, in una</text:p>
      <text:p text:style-name="Standard"><text:s text:c="4"/>forma <text:s/>leggibile <text:s/>da <text:s/>calcolatore, <text:s/>e tale <text:s/>sorgente <text:s/>sia <text:s/>fornito</text:p>
      <text:p text:style-name="Standard"><text:s text:c="4"/>secondo <text:s/>le regole <text:s/>dei precedenti <text:s/>commi <text:s/>1 e <text:s/>2 su <text:s/>di un <text:s/>mezzo</text:p>
      <text:p text:style-name="Standard"><text:s text:c="4"/>comunemente usato per lo scambio di programmi.</text:p>
      <text:p text:style-name="Standard"/>
      <text:p text:style-name="Standard"><text:s text:c="4"/>b) Il Programma sia accompagnato da un'offerta scritta, valida per</text:p>
      <text:p text:style-name="Standard"><text:s text:c="4"/>almeno tre <text:s/>anni, di <text:s/>fornire a chiunque <text:s/>ne faccia <text:s/>richiesta una</text:p>
      <text:p text:style-name="Standard"><text:s text:c="4"/>copia <text:s/>completa del <text:s/>codice sorgente, <text:s/>in una <text:s/>forma <text:s/>leggibile da</text:p>
      <text:p text:style-name="Standard"><text:s text:c="4"/>calcolatore, in cambio <text:s/>di un compenso non superiore <text:s/>al costo del</text:p>
      <text:p text:style-name="Standard"><text:s text:c="4"/>trasferimento <text:s/>fisico <text:s/>di <text:s/>tale <text:s/>copia, che <text:s/>deve <text:s/>essere <text:s/>fornita</text:p>
      <text:p text:style-name="Standard"><text:s text:c="4"/>secondo <text:s/>le regole <text:s/>dei precedenti <text:s/>commi <text:s/>1 e <text:s/>2 su <text:s/>di un <text:s/>mezzo</text:p>
      <text:p text:style-name="Standard"><text:s text:c="4"/>comunemente usato per lo scambio di programmi.</text:p>
      <text:p text:style-name="Standard"/>
      <text:p text:style-name="Standard"><text:s text:c="4"/>c) Il Programma sia accompagnato dalle informazioni che sono state</text:p>
      <text:p text:style-name="Standard"><text:s text:c="4"/>ricevute riguardo alla possibilità di ottenere il codice sorgente.</text:p>
      <text:p text:style-name="Standard"><text:s text:c="4"/>Questa alternativa <text:s/>è permessa solo <text:s/>in caso di <text:s/>distribuzioni non</text:p>
      <text:p text:style-name="Standard"><text:s text:c="4"/>commerciali e solo se il programma è stato ottenuto sotto forma di</text:p>
      <text:p text:style-name="Standard"><text:s text:c="4"/>codice <text:s/>oggetto o <text:s/>eseguibile in <text:s/>accordo al <text:s/>precedente <text:s/>comma B.</text:p>
      <text:p text:style-name="Standard"/>
      <text:p text:style-name="Standard">Per <text:s/>"codice sorgente <text:s/>completo" <text:s/>di <text:s/>un'opera <text:s text:c="2"/>si <text:s/>intende la <text:s/>forma</text:p>
      <text:p text:style-name="Standard">preferenziale <text:s/>usata <text:s/>per <text:s/>modificare <text:s/>un'opera. <text:s text:c="3"/>Per <text:s/>un <text:s/>programma</text:p>
      <text:p text:style-name="Standard">eseguibile, <text:s/>"codice <text:s/>sorgente <text:s/>completo" <text:s/>significa tutto <text:s/>il <text:s/>codice</text:p>
      <text:p text:style-name="Standard">sorgente di tutti i moduli <text:s/>in esso contenuti, più ogni file associato</text:p>
      <text:p text:style-name="Standard">che <text:s/>definisca le <text:s/>interfacce esterne <text:s/>del programma, <text:s/>più <text:s/>gli script</text:p>
      <text:p text:style-name="Standard">usati <text:s text:c="3"/>per <text:s text:c="2"/>controllare <text:s text:c="3"/>la <text:s text:c="2"/>compilazione <text:s text:c="3"/>e <text:s text:c="2"/>l'installazione</text:p>
      <text:p text:style-name="Standard">dell'eseguibile. In ogni caso non <text:s/>è necessario che il codice sorgente</text:p>
      <text:p text:style-name="Standard">fornito <text:s/>includa <text:s/>nulla <text:s/>che <text:s/>sia normalmente <text:s/>distribuito <text:s/>(in <text:s/>forma</text:p>
      <text:p text:style-name="Standard">sorgente o in formato binario) con i principali componenti del sistema</text:p>
      <text:p text:style-name="Standard">operativo sotto cui viene <text:s/>eseguito il Programma (compilatore, kernel,</text:p>
      <text:p text:style-name="Standard">e così via), a meno che tali componenti accompagnino l'eseguibile.</text:p>
      <text:p text:style-name="Standard"/>
      <text:p text:style-name="Standard">Se la distribuzione dell'eseguibile <text:s/>o del codice oggetto è effettuata</text:p>
      <text:p text:style-name="Standard">indicando <text:s/>un luogo dal <text:s/>quale sia <text:s/>possibile copiarlo, <text:s/>permettere la</text:p>
      <text:p text:style-name="Standard">copia del codice sorgente dallo <text:s/>stesso luogo è considerata una valida</text:p>
      <text:p text:style-name="Standard">forma <text:s/>di <text:s/>distribuzione del <text:s/>codice <text:s/>sorgente, <text:s/>anche <text:s/>se copiare <text:s/>il</text:p>
      <text:p text:style-name="Standard">sorgente è facoltativo per l'acquirente.</text:p>
      <text:p text:style-name="Standard"/>
      <text:p text:style-name="Standard"><text:s text:c="2"/>4. <text:s/>Non <text:s/>è lecito copiare, modificare, <text:s/>sublicenziare, o distribuire</text:p>
      <text:p text:style-name="Standard">il <text:s/>Programma in <text:s/>modi <text:s/>diversi da <text:s/>quelli <text:s/>espressamente previsti <text:s/>da</text:p>
      <text:p text:style-name="Standard">questa Licenza. <text:s/>Ogni tentativo <text:s/>di copiare, modificare, sublicenziare</text:p>
      <text:p text:style-name="Standard">o <text:s/>distribuire <text:s/>altrimenti il <text:s/>Programma <text:s/>non <text:s/>è autorizzato, <text:s/>e <text:s/>farà</text:p>
      <text:p text:style-name="Standard">terminare <text:s/>automaticamente <text:s/>i <text:s/>diritti garantiti <text:s/>da <text:s/>questa <text:s/>Licenza.</text:p>
      <text:p text:style-name="Standard">D'altra parte <text:s/>ogni acquirente <text:s/>che abbia <text:s/>ricevuto copie, <text:s/>o diritti,</text:p>
      <text:p text:style-name="Standard">coperti da questa <text:s/>Licenza da parte di persone che <text:s/>violano la Licenza</text:p>
      <text:p text:style-name="Standard">come qui indicato <text:s/>non vedranno invalidata la loro <text:s/>Licenza, purché si</text:p>
      <text:p text:style-name="Standard">comportino conformemente ad essa.</text:p>
      <text:p text:style-name="Standard"/>
      <text:p text:style-name="Standard"><text:s text:c="2"/>5. <text:s text:c="2"/>L'acquirente <text:s text:c="2"/>non <text:s/>è <text:s/>tenuto <text:s/>ad <text:s/>accettare <text:s text:c="2"/>questa <text:s/>Licenza,</text:p>
      <text:p text:style-name="Standard">poiché <text:s/>non <text:s/>l'ha <text:s/>firmata. <text:s text:c="2"/>D'altra <text:s/>parte <text:s/>nessun <text:s/>altro <text:s/>documento</text:p>
      <text:p text:style-name="Standard">garantisce il <text:s/>permesso di modificare <text:s/>o distribuire il Programma <text:s/>o i</text:p>
      <text:p text:style-name="Standard">lavori derivati da esso. <text:s/>Queste <text:s/>azioni sono proibite dalla legge per</text:p>
      <text:p text:style-name="Standard">chi non accetta questa <text:s/>Licenza; perciò, modificando o distribuendo il</text:p>
      <text:p text:style-name="Standard"><text:soft-page-break/>Programma o <text:s/>un'opera <text:s/>basata <text:s/>sul programma, <text:s/>si indica nel <text:s/>fare ciò</text:p>
      <text:p text:style-name="Standard">l'accettazione di questa Licenza e quindi di tutti i suoi termini e le</text:p>
      <text:p text:style-name="Standard">condizioni <text:s/>poste sulla <text:s/>copia, <text:s/>la distribuzione <text:s/>e <text:s/>la modifica <text:s/>del</text:p>
      <text:p text:style-name="Standard">Programma o di lavori basati su di esso.</text:p>
      <text:p text:style-name="Standard"/>
      <text:p text:style-name="Standard"><text:s text:c="2"/>6. Ogni volta che il Programma o un'opera basata <text:s/>su di esso vengono</text:p>
      <text:p text:style-name="Standard">distribuiti, l'acquirente riceve <text:s/>automaticamente una licenza d'uso da</text:p>
      <text:p text:style-name="Standard">parte del <text:s/>licenziatario originale. <text:s/>Tale licenza regola <text:s/>la copia, la</text:p>
      <text:p text:style-name="Standard">distribuzione <text:s/>e la modifica <text:s/>del Programma <text:s/>secondo questi <text:s/>termini e</text:p>
      <text:p text:style-name="Standard">queste <text:s/>condizioni. <text:s text:c="2"/>Non <text:s text:c="2"/>è <text:s/>lecito <text:s/>imporre <text:s/>restrizioni <text:s/>ulteriori</text:p>
      <text:p text:style-name="Standard">all'acquirente <text:s/>nel <text:s/>suo esercizio <text:s/>dei <text:s/>diritti <text:s/>qui garantiti. <text:s text:c="2"/>Chi</text:p>
      <text:p text:style-name="Standard">distribuisce <text:s/>programmi <text:s/>coperti da <text:s/>questa <text:s/>Licenza <text:s/>non e' <text:s/>comunque</text:p>
      <text:p text:style-name="Standard">tenuto a imporre il rispetto di questa Licenza a terzi.</text:p>
      <text:p text:style-name="Standard"/>
      <text:p text:style-name="Standard"><text:s text:c="2"/>7. <text:s/>Se, <text:s/>come conseguenza <text:s/>del giudizio <text:s/>di un <text:s/>tribunale, o <text:s/>di una</text:p>
      <text:p text:style-name="Standard">imputazione per la violazione di <text:s/>un brevetto o per ogni altra ragione</text:p>
      <text:p text:style-name="Standard">(non <text:s text:c="2"/>limitatamente <text:s/>a <text:s/>questioni <text:s text:c="2"/>di <text:s/>brevetti), <text:s text:c="2"/>vengono <text:s/>imposte</text:p>
      <text:p text:style-name="Standard">condizioni <text:s/>che contraddicono <text:s/>le <text:s/>condizioni di <text:s/>questa licenza, <text:s/>che</text:p>
      <text:p text:style-name="Standard">queste condizioni siano dettate dalla corte, da accordi tra le parti o</text:p>
      <text:p text:style-name="Standard">altro, <text:s/>queste <text:s/>condizioni non <text:s/>esimono <text:s/>nessuno dall'osservazione <text:s/>di</text:p>
      <text:p text:style-name="Standard">questa Licenza. Se non è <text:s/>possibile distribuire un prodotto in un modo</text:p>
      <text:p text:style-name="Standard">che soddisfi simultaneamente gli <text:s/>obblighi dettati da questa Licenza e</text:p>
      <text:p text:style-name="Standard">altri <text:s/>obblighi <text:s/>pertinenti, <text:s/>il <text:s text:c="2"/>prodotto <text:s/>non <text:s/>può <text:s/>essere <text:s/>affatto</text:p>
      <text:p text:style-name="Standard">distribuito. <text:s text:c="2"/>Per esempio, <text:s/>se un <text:s/>brevetto non <text:s/>permettesse <text:s/>a tutti</text:p>
      <text:p text:style-name="Standard">quelli che <text:s/>lo ricevono di ridistribuire il <text:s/>Programma senza obbligare</text:p>
      <text:p text:style-name="Standard">al <text:s/>pagamento <text:s text:c="2"/>di <text:s/>diritti, <text:s text:c="2"/>allora <text:s/>l'unico <text:s/>modo <text:s text:c="2"/>per <text:s/>soddisfare</text:p>
      <text:p text:style-name="Standard">contemporaneamente il brevetto e <text:s/>questa Licenza e' di non distribuire</text:p>
      <text:p text:style-name="Standard">affatto il Programma.</text:p>
      <text:p text:style-name="Standard"/>
      <text:p text:style-name="Standard">Se una <text:s/>qualunque parte di <text:s/>questo comma è <text:s/>ritenuta non valida <text:s/>o non</text:p>
      <text:p text:style-name="Standard">applicabile <text:s/>in <text:s/>una <text:s text:c="2"/>qualunque <text:s/>circostanza, <text:s/>deve <text:s/>comunque <text:s/>essere</text:p>
      <text:p text:style-name="Standard">applicata l'idea <text:s/>espressa da questo comma; in <text:s/>ogni altra circostanza</text:p>
      <text:p text:style-name="Standard">invece deve essere applicato questo comma nel suo complesso.</text:p>
      <text:p text:style-name="Standard"/>
      <text:p text:style-name="Standard">Non è nelle finalità di <text:s/>questo comma indurre gli utenti ad infrangere</text:p>
      <text:p text:style-name="Standard">alcun brevetto <text:s/>né ogni altra rivendicazione di <text:s/>diritti di proprietà,</text:p>
      <text:p text:style-name="Standard">né di <text:s/>contestare la validità <text:s/>di alcuna di queste <text:s/>rivendicazioni; lo</text:p>
      <text:p text:style-name="Standard">scopo di <text:s/>questo comma è <text:s/>unicamente quello di <text:s/>proteggere l'integrità</text:p>
      <text:p text:style-name="Standard">del <text:s/>sistema <text:s text:c="2"/>di <text:s/>distribuzione <text:s/>dei <text:s/>programmi <text:s text:c="2"/>liberi, <text:s/>che <text:s/>viene</text:p>
      <text:p text:style-name="Standard">realizzato tramite <text:s/>l'uso di <text:s/>licenze pubbliche. <text:s/>Molte <text:s/>persone hanno</text:p>
      <text:p text:style-name="Standard">contribuito <text:s/>generosamente alla vasta <text:s/>gamma di <text:s/>programmi distribuiti</text:p>
      <text:p text:style-name="Standard">attraverso questo sistema, <text:s/>basandosi sull'applicazione fedele di tale</text:p>
      <text:p text:style-name="Standard">sistema. <text:s/>L'autore/donatore può decidere <text:s/>di sua volontà se preferisce</text:p>
      <text:p text:style-name="Standard">distribuire il <text:s/>software avvalendosi di altri <text:s/>sistemi, e l'acquirente</text:p>
      <text:p text:style-name="Standard">non può imporre la scelta del sistema di distribuzione.</text:p>
      <text:p text:style-name="Standard"/>
      <text:p text:style-name="Standard">Questo comma serve a rendere <text:s/>il più chiaro possibile ciò che crediamo</text:p>
      <text:p text:style-name="Standard">sia una conseguenza del resto di questa Licenza.</text:p>
      <text:p text:style-name="Standard"/>
      <text:p text:style-name="Standard"><text:s text:c="2"/>8. <text:s/>Se in alcuni <text:s/>paesi la distribuzione o l'uso <text:s/>del Programma sono</text:p>
      <text:p text:style-name="Standard">limitati da brevetto o dall'uso di interfacce coperte da copyright, il</text:p>
      <text:p text:style-name="Standard">detentore del <text:s/>copyright originale che pone il <text:s/>Programma sotto questa</text:p>
      <text:p text:style-name="Standard"><text:soft-page-break/>Licenza può aggiungere limiti geografici espliciti alla distribuzione,</text:p>
      <text:p text:style-name="Standard">per escludere questi paesi dalla <text:s/>distribuzione stessa, in modo che il</text:p>
      <text:p text:style-name="Standard">programma <text:s/>possa essere <text:s/>distribuito <text:s/>solo nei <text:s/>paesi <text:s/>non esclusi <text:s/>da</text:p>
      <text:p text:style-name="Standard">questa regola. <text:s text:c="2"/>In questo <text:s/>caso i limiti <text:s/>geografici sono <text:s/>inclusi in</text:p>
      <text:p text:style-name="Standard">questa Licenza e ne fanno parte a tutti gli effetti.</text:p>
      <text:p text:style-name="Standard"/>
      <text:p text:style-name="Standard"><text:s text:c="2"/>9. <text:s/>All'occorrenza <text:s/>la <text:s/>Free <text:s text:c="2"/>Software <text:s/>Foundation può <text:s text:c="2"/>pubblicare</text:p>
      <text:p text:style-name="Standard">revisioni o nuove versioni <text:s/>di questa Licenza Pubblica Generica. <text:s/>Tali</text:p>
      <text:p text:style-name="Standard">nuove <text:s/>versioni saranno <text:s/>simili a <text:s/>questa nello <text:s/>spirito, <text:s/>ma potranno</text:p>
      <text:p text:style-name="Standard">differire <text:s/>nei dettagli <text:s/>al fine <text:s/>di <text:s/>coprire nuovi <text:s/>problemi e <text:s/>nuove</text:p>
      <text:p text:style-name="Standard">situazioni.</text:p>
      <text:p text:style-name="Standard"/>
      <text:p text:style-name="Standard">Ad ogni versione viene dato un numero identificativo. <text:s/>Se il Programma</text:p>
      <text:p text:style-name="Standard">asserisce <text:s/>di essere <text:s/>coperto da <text:s/>una particolare <text:s/>versione <text:s/>di questa</text:p>
      <text:p text:style-name="Standard">Licenza e "da ogni versione successiva", l'acquirente può scegliere se</text:p>
      <text:p text:style-name="Standard">seguire le condizioni della <text:s/>versione specificata o di una successiva.</text:p>
      <text:p text:style-name="Standard">Se il <text:s/>Programma non specifica <text:s/>quale versione di questa <text:s/>Licenza deve</text:p>
      <text:p text:style-name="Standard">applicarsi, <text:s/>l'acquirente <text:s/>può scegliere <text:s/>una <text:s/>qualsiasi versione <text:s/>tra</text:p>
      <text:p text:style-name="Standard">quelle pubblicate dalla Free Software Foundation.</text:p>
      <text:p text:style-name="Standard"/>
      <text:p text:style-name="Standard"><text:s text:c="2"/>10. <text:s text:c="3"/>Se <text:s/>si desidera incorporare <text:s/>parti <text:s text:c="4"/>del Programma in altri</text:p>
      <text:p text:style-name="Standard">programmi liberi <text:s/>le cui <text:s/>condizioni di distribuzione <text:s/>differiscano da</text:p>
      <text:p text:style-name="Standard">queste, è <text:s/>possibile scrivere <text:s/>all'autore del Programma <text:s/>per chiederne</text:p>
      <text:p text:style-name="Standard">l'autorizzazione. <text:s/>Per <text:s/>il software il cui copyright <text:s/>è detenuto dalla</text:p>
      <text:p text:style-name="Standard">Free <text:s/>Software Foundation, <text:s/>si scriva <text:s/>alla Free <text:s/>Software Foundation;</text:p>
      <text:p text:style-name="Standard">talvolta facciamo eccezioni alle <text:s/>regole di questa Licenza. <text:s/>La nostra</text:p>
      <text:p text:style-name="Standard">decisione sarà guidata da due finalità: preservare la libertà di tutti</text:p>
      <text:p text:style-name="Standard">i <text:s/>prodotti <text:s/>derivati <text:s/>dal <text:s/>nostro <text:s/>software libero <text:s/>e <text:s/>promuovere <text:s/>la</text:p>
      <text:p text:style-name="Standard">condivisione e il riutilizzo del software in generale.</text:p>
      <text:p text:style-name="Standard"/>
      <text:p text:style-name="Standard"/>
      <text:p text:style-name="Standard"><text:s text:c="23"/>NON C'È GARANZIA</text:p>
      <text:p text:style-name="Standard"/>
      <text:p text:style-name="Standard"><text:s text:c="2"/>11. POICHÉ IL PROGRAMMA È <text:s/>CONCESSO IN <text:s/>USO <text:s/>GRATUITAMENTE, NON <text:s/>C'È</text:p>
      <text:p text:style-name="Standard">GARANZIA PER <text:s/>IL PROGRAMMA, NEI <text:s/>LIMITI PERMESSI DALLE <text:s/>VIGENTI LEGGI.</text:p>
      <text:p text:style-name="Standard">SE NON INDICATO DIVERSAMENTE <text:s/>PER ISCRITTO, IL DETENTORE DEL COPYRIGHT</text:p>
      <text:p text:style-name="Standard">E LE <text:s/>ALTRE PARTI <text:s/>FORNISCONO IL PROGRAMMA <text:s/>"COSÌ COM'È", <text:s/>SENZA ALCUN</text:p>
      <text:p text:style-name="Standard">TIPO <text:s/>DI GARANZIA, <text:s/>NÉ ESPLICITA <text:s/>NÉ IMPLICITA; <text:s/>CIÒ <text:s/>COMPRENDE, SENZA</text:p>
      <text:p text:style-name="Standard">LIMITARSI <text:s/>A <text:s/>QUESTO, <text:s/>LA <text:s/>GARANZIA <text:s/>IMPLICITA <text:s/>DI <text:s/>COMMERCIABILITÀ <text:s/>E</text:p>
      <text:p text:style-name="Standard">UTILIZZABILITÀ PER UN PARTICOLARE SCOPO. <text:s/>L'INTERO RISCHIO CONCERNENTE</text:p>
      <text:p text:style-name="Standard">LA QUALITÀ <text:s/>E LE PRESTAZIONI <text:s/>DEL PROGRAMMA È DELL'ACQUIRENTE. <text:s text:c="2"/>SE IL</text:p>
      <text:p text:style-name="Standard">PROGRAMMA DOVESSE RIVELARSI DIFETTOSO, L'ACQUIRENTE SI ASSUME IL COSTO</text:p>
      <text:p text:style-name="Standard">DI OGNI MANUTENZIONE, RIPARAZIONE O CORREZIONE NECESSARIA.</text:p>
      <text:p text:style-name="Standard"/>
      <text:p text:style-name="Standard"><text:s text:c="2"/>12. NÉ <text:s/>IL <text:s/>DETENTORE <text:s/>DEL <text:s/>COPYRIGHT <text:s/>NÉ <text:s/>ALTRE <text:s/>PARTI CHE <text:s/>POSSONO</text:p>
      <text:p text:style-name="Standard">MODIFICARE <text:s/>O <text:s/>RIDISTRIBUIRE <text:s/>IL <text:s/>PROGRAMMA COME <text:s/>PERMESSO <text:s/>IN <text:s/>QUESTA</text:p>
      <text:p text:style-name="Standard">LICENZA SONO <text:s/>RESPONSABILI PER DANNI NEI <text:s/>CONFRONTI DELL'ACQUIRENTE, A</text:p>
      <text:p text:style-name="Standard">MENO CHE QUESTO <text:s/>NON SIA RICHIESTO DALLE LEGGI VIGENTI <text:s/>O APPAIA IN UN</text:p>
      <text:p text:style-name="Standard">ACCORDO SCRITTO. SONO INCLUSI <text:s/>DANNI GENERICI, SPECIALI O INCIDENTALI,</text:p>
      <text:p text:style-name="Standard">COME <text:s/>PURE I <text:s/>DANNI CHE <text:s/>CONSEGUONO DALL'USO <text:s/>O <text:s/>DALL'IMPOSSIBILITÀ DI</text:p>
      <text:p text:style-name="Standard">USARE <text:s/>IL <text:s/>PROGRAMMA; CIÒ <text:s/>COMPRENDE, <text:s/>SENZA <text:s/>LIMITARSI <text:s/>A QUESTO, <text:s/>LA</text:p>
      <text:p text:style-name="Standard">PERDITA <text:s/>DI <text:s/>DATI, <text:s/>LA <text:s/>CORRUZIONE <text:s/>DEI <text:s/>DATI, <text:s/>LE <text:s/>PERDITE <text:s/>SOSTENUTE</text:p>
      <text:p text:style-name="Standard"><text:soft-page-break/>DALL'ACQUIRENTE O <text:s/>DA TERZI E L'INCAPACITÀ DEL <text:s/>PROGRAMMA A INTERAGIRE</text:p>
      <text:p text:style-name="Standard">CON ALTRI <text:s/>PROGRAMMI, ANCHE SE IL <text:s/>DETENTORE O ALTRE <text:s/>PARTI SONO STATE</text:p>
      <text:p text:style-name="Standard">AVVISATE DELLA POSSIBILITÀ DI QUESTI DANNI.</text:p>
      <text:p text:style-name="Standard"/>
      <text:p text:style-name="Standard"><text:s text:c="14"/>FINE DEI TERMINI E DELLE CONDIZIONI</text:p>
      <text:p text:style-name="Standard"/>
      <text:p text:style-name="Standard"><text:s text:c="6"/>Appendice: come applicare questi termini a nuovi programmi</text:p>
      <text:p text:style-name="Standard"/>
      <text:p text:style-name="Standard">Se si sviluppa un nuovo programma e lo si vuole rendere della maggiore</text:p>
      <text:p text:style-name="Standard">utilità possibile per il pubblico, <text:s/>la cosa migliore da fare è rendere</text:p>
      <text:p text:style-name="Standard">tale <text:s/>programma <text:s/>libero, <text:s/>cosicché <text:s/>ciascuno <text:s/>possa <text:s/>ridistribuirlo <text:s/>e</text:p>
      <text:p text:style-name="Standard">modificarlo sotto questi termini.</text:p>
      <text:p text:style-name="Standard"/>
      <text:p text:style-name="Standard">Per fare questo, si inserisca <text:s/>nel programma la seguente nota. La cosa</text:p>
      <text:p text:style-name="Standard">migliore da fare <text:s/>è mettere la nota all`inizio <text:s/>di ogni file sorgente,</text:p>
      <text:p text:style-name="Standard">per chiarire nel modo <text:s/>più efficiente possibile l'assenza di garanzia;</text:p>
      <text:p text:style-name="Standard">ogni <text:s/>file <text:s text:c="2"/>dovrebbe <text:s/>contenere <text:s/>almeno <text:s text:c="2"/>la <text:s/>nota <text:s/>di <text:s text:c="2"/>copyright <text:s/>e</text:p>
      <text:p text:style-name="Standard">l'indicazione di dove trovare l'intera nota.</text:p>
      <text:p text:style-name="Standard"/>
      <text:p text:style-name="Standard"><text:s text:c="4"/></text:p>
      <text:p text:style-name="Standard"><text:s text:c="4"/>Copyright (C) <text:s/></text:p>
      <text:p text:style-name="Standard"/>
      <text:p text:style-name="Standard"><text:s text:c="4"/>Questo <text:s/>programma è <text:s/>software <text:s/>libero; è <text:s/>lecito redistribuirlo <text:s/>o</text:p>
      <text:p text:style-name="Standard"><text:s text:c="4"/>modificarlo secondo i termini <text:s/>della Licenza Pubblica Generica GNU</text:p>
      <text:p text:style-name="Standard"><text:s text:c="4"/>come è pubblicata dalla Free <text:s/>Software Foundation; o la versione 2</text:p>
      <text:p text:style-name="Standard"><text:s text:c="4"/>della licenza o (a propria scelta) una versione successiva.</text:p>
      <text:p text:style-name="Standard"/>
      <text:p text:style-name="Standard"><text:s text:c="4"/>Questo programma <text:s/>è distribuito nella <text:s/>speranza che sia <text:s/>utile, ma</text:p>
      <text:p text:style-name="Standard"><text:s text:c="4"/>SENZA <text:s/>ALCUNA GARANZIA; <text:s/>senza <text:s/>neppure la <text:s/>garanzia implicita <text:s/>di</text:p>
      <text:p text:style-name="Standard"><text:s text:c="4"/>NEGOZIABILITÀ <text:s/>o di <text:s/>APPLICABILITÀ PER <text:s/>UN PARTICOLARE <text:s/>SCOPO. <text:s/>Si</text:p>
      <text:p text:style-name="Standard"><text:s text:c="4"/>veda la Licenza Pubblica Generica GNU per avere maggiori dettagli.</text:p>
      <text:p text:style-name="Standard"/>
      <text:p text:style-name="Standard"><text:s text:c="4"/>Questo <text:s/>programma deve <text:s/>essere <text:s/>distribuito assieme <text:s/>ad una <text:s/>copia</text:p>
      <text:p text:style-name="Standard"><text:s text:c="4"/>della Licenza Pubblica Generica GNU; <text:s/>in caso contrario, se ne può</text:p>
      <text:p text:style-name="Standard"><text:s text:c="4"/>ottenere <text:s/>una scrivendo <text:s/>alla Free <text:s/>Software Foundation, <text:s/>Inc., 59</text:p>
      <text:p text:style-name="Standard"><text:s text:c="4"/>Temple Place, Suite 330, Boston, MA 02111-1307 USA</text:p>
      <text:p text:style-name="Standard"/>
      <text:p text:style-name="Standard">Si <text:s/>aggiungano anche <text:s/>informazioni su <text:s/>come si <text:s/>può <text:s/>essere contattati</text:p>
      <text:p text:style-name="Standard">tramite posta elettronica e cartacea.</text:p>
      <text:p text:style-name="Standard"/>
      <text:p text:style-name="Standard">Se il programma è interattivo, si <text:s/>faccia in modo che stampi una breve</text:p>
      <text:p text:style-name="Standard">nota simile a questa quando viene usato interattivamente:</text:p>
      <text:p text:style-name="Standard"/>
      <text:p text:style-name="Standard"><text:s text:c="4"/>Orcaloca versione 69, Copyright (C) anno nome dell'autore</text:p>
      <text:p text:style-name="Standard"><text:s text:c="4"/>Orcaloca non ha ALCUNA GARANZIA; per dettagli usare il comando `show g'.</text:p>
      <text:p text:style-name="Standard"><text:s text:c="4"/>Questo è software libero, e ognuno è libero di ridistribuirlo secondo</text:p>
      <text:p text:style-name="Standard"><text:s text:c="4"/>certe condizioni; usare il comando `show c' per i dettagli.</text:p>
      <text:p text:style-name="Standard"/>
      <text:p text:style-name="Standard">Gli <text:s/>ipotetici <text:s/>comandi "show <text:s/>g" <text:s/>e <text:s/>"show <text:s/>c" mostreranno <text:s/>le <text:s/>parti</text:p>
      <text:p text:style-name="Standard">appropriate della <text:s/>Licenza Pubblica Generica. <text:s text:c="2"/>Chiaramente, i comandi</text:p>
      <text:p text:style-name="Standard">usati possono <text:s/>essere chiamati diversamente da <text:s/>"show g" e <text:s/>"show c" e</text:p>
      <text:p text:style-name="Standard">possono anche essere selezionati con <text:s/>il mouse o attraverso un menù, o</text:p>
      <text:p text:style-name="Standard"><text:soft-page-break/>comunque sia pertinente al programma.</text:p>
      <text:p text:style-name="Standard"/>
      <text:p text:style-name="Standard">Se necessario, si <text:s/>deve anche far firmare al <text:s/>proprio datore di lavoro</text:p>
      <text:p text:style-name="Standard">(per chi lavora <text:s/>come programmatore) o alla propria <text:s/>scuola, per chi è</text:p>
      <text:p text:style-name="Standard">studente, <text:s/>una "rinuncia <text:s/>al <text:s/>copyright" per <text:s/>il <text:s/>programma. <text:s/>Ecco <text:s/>un</text:p>
      <text:p text:style-name="Standard">esempio con nomi fittizi:</text:p>
      <text:p text:style-name="Standard"/>
      <text:p text:style-name="Standard"><text:s text:c="3"/>Yoyodinamica SPA rinuncia con <text:s/>questo documento ad ogni diritto sul</text:p>
      <text:p text:style-name="Standard"><text:s text:c="3"/>copyright <text:s/>del <text:s/>programma <text:s/>`Orcaloca' <text:s/>(che <text:s/>svolge <text:s/>dei <text:s/>passi <text:s/>di</text:p>
      <text:p text:style-name="Standard"><text:s text:c="3"/>compilazione) scritto da Giovanni Smanettone.</text:p>
      <text:p text:style-name="Standard"/>
      <text:p text:style-name="Standard"><text:s text:c="7"/>, 1 April 3000</text:p>
      <text:p text:style-name="Standard"><text:s text:c="7"/>Primo Tizio, Presidente</text:p>
      <text:p text:style-name="Standard"/>
      <text:p text:style-name="Standard">I programmi <text:s/>coperti da questa <text:s/>Licenza Pubblica Generica <text:s/>non possono</text:p>
      <text:p text:style-name="Standard">essere <text:s/>incorporati <text:s/>all'interno <text:s/>di <text:s/>programmi <text:s/>proprietari. <text:s text:c="2"/>Se <text:s/>il</text:p>
      <text:p text:style-name="Standard">proprio programma <text:s/>è una <text:s/>libreria di funzioni, <text:s/>può essere <text:s/>più utile</text:p>
      <text:p text:style-name="Standard">permettere di <text:s/>collegare applicazioni proprietarie <text:s/>alla libreria. <text:s/>Se</text:p>
      <text:p text:style-name="Standard">si <text:s/>ha questa <text:s/>intenzione <text:s/>consigliamo di <text:s/>usare <text:s/>la Licenza <text:s/>Pubblica</text:p>
      <text:p text:style-name="Standard">Generica Minore GNU (LGPL) invece di questa Licenz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3-09-30T12:10:53</meta:creation-date>
    <dc:date>2013-09-30T12:52:05</dc:date>
    <dc:creator>daniele </dc:creator>
    <meta:editing-duration>PT26M2S</meta:editing-duration>
    <meta:editing-cycles>1</meta:editing-cycles>
    <meta:document-statistic meta:table-count="0" meta:image-count="0" meta:object-count="0" meta:page-count="8" meta:paragraph-count="323" meta:word-count="3062" meta:character-count="20974" meta:non-whitespace-character-count="16893"/>
    <meta:generator>LibreOffice/3.5$Linux_X86_64 LibreOffice_project/350m1$Build-2</meta:generator>
  </office:meta>
</office:document-meta>
</file>